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Cambria1" svg:font-family="Cambria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P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2cm" fo:margin-top="0.3cm" fo:margin-bottom="0.3cm" loext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mbria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bold"/>
    </style:style>
    <style:style style:name="P4" style:family="paragraph" style:parent-style-name="Standard">
      <style:paragraph-properties fo:margin-left="0cm" fo:margin-right="-0.012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rsid="0010a177" officeooo:paragraph-rsid="002931c1" style:font-size-asian="13pt" style:font-size-complex="13pt"/>
    </style:style>
    <style:style style:name="P5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2a5b61"/>
    </style:style>
    <style:style style:name="P6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2e706d"/>
    </style:style>
    <style:style style:name="P7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a3734" style:font-size-asian="13pt" style:font-size-complex="13pt"/>
    </style:style>
    <style:style style:name="P8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a5b61" style:font-size-asian="13pt" style:font-size-complex="13pt"/>
    </style:style>
    <style:style style:name="P9" style:family="paragraph" style:parent-style-name="Standard">
      <style:paragraph-properties fo:margin-left="1.501cm" fo:margin-right="0cm" fo:margin-top="0.101cm" fo:margin-bottom="0.101cm" loext:contextual-spacing="false" fo:line-height="115%" fo:text-indent="-1.501cm" style:auto-text-indent="false" style:writing-mode="lr-tb"/>
      <style:text-properties style:font-name="Cambria" fo:font-size="13pt" style:font-size-asian="13pt" style:font-size-complex="13pt"/>
    </style:style>
    <style:style style:name="P10" style:family="paragraph" style:parent-style-name="Standard">
      <style:paragraph-properties fo:margin-top="0.3cm" fo:margin-bottom="0.3cm" loext:contextual-spacing="false" fo:line-height="115%" style:writing-mode="lr-tb"/>
      <style:text-properties style:font-name="Cambria" fo:font-size="13pt" officeooo:paragraph-rsid="0022ab7a" style:font-size-asian="13pt" style:font-size-complex="13pt"/>
    </style:style>
    <style:style style:name="P11" style:family="paragraph" style:parent-style-name="Standard">
      <style:paragraph-properties fo:margin-top="0.3cm" fo:margin-bottom="0.3cm" loext:contextual-spacing="false" fo:line-height="115%" style:writing-mode="lr-tb"/>
      <style:text-properties style:font-name="Cambria" fo:font-size="13pt" officeooo:paragraph-rsid="002e33cc" style:font-size-asian="13pt" style:font-size-complex="13pt"/>
    </style:style>
    <style:style style:name="P12" style:family="paragraph" style:parent-style-name="Standard">
      <style:paragraph-properties fo:margin-top="0.3cm" fo:margin-bottom="0.3cm" loext:contextual-spacing="false" fo:line-height="115%" style:writing-mode="lr-tb"/>
      <style:text-properties style:font-name="Cambria" fo:font-weight="normal" style:font-weight-asian="normal"/>
    </style:style>
    <style:style style:name="P13" style:family="paragraph" style:parent-style-name="Standard">
      <style:paragraph-properties fo:margin-top="0.3cm" fo:margin-bottom="0.3cm" loext:contextual-spacing="false" fo:line-height="115%" fo:text-align="start" style:justify-single-word="false" style:writing-mode="lr-tb"/>
      <style:text-properties style:font-name="Calibri Light" fo:font-size="18pt" fo:font-weight="normal" officeooo:paragraph-rsid="002e33cc" style:font-name-asian="Batang" style:font-size-asian="18pt" style:font-weight-asian="normal" style:font-size-complex="18pt" style:font-weight-complex="bold"/>
    </style:style>
    <style:style style:name="P14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15" style:family="paragraph" style:parent-style-name="Standard" style:list-style-name="L3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16" style:family="paragraph" style:parent-style-name="Standard" style:list-style-name="L4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17" style:family="paragraph" style:parent-style-name="Standard" style:master-page-name="Standard">
      <style:paragraph-properties fo:margin-top="0.101cm" fo:margin-bottom="0.101cm" loext:contextual-spacing="false" fo:line-height="115%" style:page-number="auto" style:writing-mode="lr-tb"/>
      <style:text-properties style:font-name="Cambria" fo:font-size="13pt" fo:font-weight="normal" style:font-size-asian="13pt" style:font-weight-asian="normal" style:font-size-complex="13pt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15%" style:writing-mode="lr-tb"/>
      <style:text-properties style:font-name="Cambria" fo:font-weight="normal" style:font-weight-asian="normal"/>
    </style:style>
    <style:style style:name="P19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e33cc" style:font-size-asian="13pt" style:font-size-complex="13pt"/>
    </style:style>
    <style:style style:name="P20" style:family="paragraph" style:parent-style-name="Heading_20_5">
      <style:paragraph-properties fo:margin-top="0.3cm" fo:margin-bottom="0.3cm" loext:contextual-spacing="false" fo:line-height="115%" fo:text-align="start" style:justify-single-word="false" style:writing-mode="lr-tb"/>
      <style:text-properties style:font-name="Calibri Light" fo:font-size="18pt" fo:font-weight="normal" style:font-name-asian="Batang" style:font-size-asian="18pt" style:font-weight-asian="normal" style:font-size-complex="18pt" style:font-weight-complex="bold"/>
    </style:style>
    <style:style style:name="P21" style:family="paragraph" style:parent-style-name="Heading_20_5">
      <style:paragraph-properties fo:margin-top="0.3cm" fo:margin-bottom="0.3cm" loext:contextual-spacing="false" fo:line-height="115%" fo:text-align="start" style:justify-single-word="false" style:writing-mode="lr-tb"/>
      <style:text-properties fo:font-size="18pt" officeooo:paragraph-rsid="000fd484" style:font-size-asian="18pt" style:font-size-complex="18pt"/>
    </style:style>
    <style:style style:name="P22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23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cd92c" style:font-size-asian="13pt" style:font-size-complex="13pt"/>
    </style:style>
    <style:style style:name="P24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25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style:font-size-asian="13pt" style:font-weight-asian="normal" style:font-size-complex="13pt" style:font-weight-complex="normal"/>
    </style:style>
    <style:style style:name="P26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officeooo:rsid="0018a748" officeooo:paragraph-rsid="0018a748" style:font-size-asian="13pt" style:font-weight-asian="normal" style:font-size-complex="13pt" style:font-weight-complex="normal"/>
    </style:style>
    <style:style style:name="P27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style:font-size-asian="13pt" style:font-weight-asian="normal" style:font-size-complex="13pt" style:font-weight-complex="bold"/>
    </style:style>
    <style:style style:name="P28" style:family="paragraph" style:parent-style-name="Default">
      <style:paragraph-properties fo:margin-left="0cm" fo:margin-right="0.48cm" fo:margin-top="0.499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4pt" style:font-size-asian="14pt" style:font-size-complex="14pt"/>
    </style:style>
    <style:style style:name="P29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4pt" style:font-size-asian="14pt" style:font-size-complex="14pt"/>
    </style:style>
    <style:style style:name="P30" style:family="paragraph" style:parent-style-name="Default">
      <style:paragraph-properties fo:margin-top="0.3cm" fo:margin-bottom="0.3cm" loext:contextual-spacing="false" fo:line-height="115%" fo:text-align="start" style:justify-single-word="false" style:writing-mode="lr-tb"/>
      <style:text-properties style:font-name="Cambria" fo:font-size="14pt" officeooo:paragraph-rsid="0018a748" style:font-size-asian="14pt" style:font-size-complex="14pt"/>
    </style:style>
    <style:style style:name="P31" style:family="paragraph" style:parent-style-name="Default">
      <style:paragraph-properties fo:margin-left="0cm" fo:margin-right="0.3cm" fo:margin-top="0.3cm" fo:margin-bottom="0.3cm" loext:contextual-spacing="false" fo:line-height="115%" fo:text-indent="0cm" style:auto-text-indent="false" style:writing-mode="lr-tb"/>
      <style:text-properties style:font-name="Cambria" fo:font-size="13pt" officeooo:paragraph-rsid="001248db" style:font-size-asian="13pt" style:font-size-complex="13pt"/>
    </style:style>
    <style:style style:name="P32" style:family="paragraph" style:parent-style-name="Default">
      <style:paragraph-properties fo:margin-top="0.499cm" fo:margin-bottom="0.3cm" loext:contextual-spacing="false" fo:line-height="115%" style:writing-mode="lr-tb"/>
      <style:text-properties style:font-name="Cambria" fo:font-size="14pt" style:font-size-asian="14pt" style:font-size-complex="14pt"/>
    </style:style>
    <style:style style:name="P33" style:family="paragraph" style:parent-style-name="Default">
      <style:paragraph-properties fo:margin-top="0.499cm" fo:margin-bottom="0.3cm" loext:contextual-spacing="false" fo:line-height="115%" fo:text-align="start" style:justify-single-word="false" style:writing-mode="lr-tb"/>
      <style:text-properties style:font-name="Cambria" fo:font-size="14pt" officeooo:paragraph-rsid="0018a748" style:font-size-asian="14pt" style:font-size-complex="14pt"/>
    </style:style>
    <style:style style:name="P34" style:family="paragraph" style:parent-style-name="Horizontal_20_Line">
      <style:paragraph-properties fo:margin-top="0.3cm" fo:margin-bottom="0.3cm" loext:contextual-spacing="false" fo:line-height="115%" style:writing-mode="lr-tb"/>
      <style:text-properties style:font-name="Calibri Light" fo:font-size="18pt" officeooo:paragraph-rsid="002931c1" style:font-size-asian="18pt" style:font-size-complex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7a17c"/>
    </style:style>
    <style:style style:name="T2" style:family="text">
      <style:text-properties fo:color="#000000" fo:language="en" fo:country="GB" fo:font-weight="normal" style:font-name-asian="Batang" style:language-asian="en" style:country-asian="GB" style:font-weight-asian="normal" style:font-weight-complex="bold"/>
    </style:style>
    <style:style style:name="T3" style:family="text">
      <style:text-properties fo:color="#000000" fo:language="en" fo:country="GB" fo:font-weight="normal" officeooo:rsid="0010a177" style:font-name-asian="Batang" style:language-asian="en" style:country-asian="GB" style:font-weight-asian="normal" style:font-weight-complex="bold"/>
    </style:style>
    <style:style style:name="T4" style:family="text">
      <style:text-properties fo:font-weight="normal" style:font-weight-asian="normal" style:font-weight-complex="bold"/>
    </style:style>
    <style:style style:name="T5" style:family="text">
      <style:text-properties fo:font-weight="normal" officeooo:rsid="001248db" style:font-weight-asian="normal" style:font-weight-complex="bold"/>
    </style:style>
    <style:style style:name="T6" style:family="text">
      <style:text-properties fo:font-weight="normal" officeooo:rsid="001d978c" style:font-weight-asian="normal" style:font-weight-complex="bold"/>
    </style:style>
    <style:style style:name="T7" style:family="text">
      <style:text-properties fo:font-weight="normal" officeooo:rsid="002e33cc" style:font-weight-asian="normal" style:font-weight-complex="bold"/>
    </style:style>
    <style:style style:name="T8" style:family="text">
      <style:text-properties fo:font-weight="normal" officeooo:rsid="002e4997" style:font-weight-asian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a177" style:font-weight-asian="normal" style:font-weight-complex="normal"/>
    </style:style>
    <style:style style:name="T11" style:family="text">
      <style:text-properties fo:font-weight="normal" style:font-name-asian="Times1" style:font-weight-asian="normal" style:font-weight-complex="bold"/>
    </style:style>
    <style:style style:name="T12" style:family="text">
      <style:text-properties fo:font-weight="normal" style:font-name-asian="Times1" style:font-weight-asian="normal" style:font-weight-complex="normal"/>
    </style:style>
    <style:style style:name="T13" style:family="text">
      <style:text-properties fo:font-weight="normal" officeooo:rsid="0010a177" style:font-name-asian="Times1" style:font-weight-asian="normal" style:font-weight-complex="normal"/>
    </style:style>
    <style:style style:name="T14" style:family="text">
      <style:text-properties fo:font-weight="normal" officeooo:rsid="0018a748" style:font-name-asian="Times1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b6f3" style:text-blinking="false" fo:background-color="transparent" loext:char-shading-value="0" style:font-name-asian="Times1" style:font-weight-asian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3628c" style:text-blinking="false" fo:background-color="transparent" loext:char-shading-value="0" style:font-name-asian="Times1" style:font-weight-asian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cd4" style:text-blinking="false" fo:background-color="transparent" loext:char-shading-value="0" style:font-name-asian="Times1" style:font-weight-asian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b1d0" style:text-blinking="false" fo:background-color="transparent" loext:char-shading-value="0" style:font-name-asian="Times1" style:font-weight-asian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734" style:text-blinking="false" fo:background-color="transparent" loext:char-shading-value="0" style:font-name-asian="Times1" style:font-weight-asian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5b61" style:text-blinking="false" fo:background-color="transparent" loext:char-shading-value="0" style:font-name-asian="Times1" style:font-weight-asian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da47" style:text-blinking="false" fo:background-color="transparent" loext:char-shading-value="0" style:font-name-asian="Times1" style:font-weight-asian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33cc" style:text-blinking="false" fo:background-color="transparent" loext:char-shading-value="0" style:font-name-asian="Times1" style:font-weight-asian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470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7512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48db" style:text-blinking="false" fo:background-color="transparent" loext:char-shading-value="0" style:font-name-asian="Times1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3734" style:text-blinking="false" fo:background-color="transparent" loext:char-shading-value="0" style:font-name-asian="Times1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super 58%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bb069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248db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4997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cd92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9470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a5b61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bold" officeooo:rsid="001248db" style:text-blinking="false" fo:background-color="transparent" loext:char-shading-value="0" style:font-name-asian="Times1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248db" style:text-blinking="false" fo:background-color="transparent" loext:char-shading-value="0" style:font-name-asian="Times1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fo:language="en" fo:country="GB" fo:font-style="normal" style:text-underline-style="none" fo:font-weight="normal" style:text-blinking="false" fo:background-color="transparent" loext:char-shading-value="0" style:font-name-asian="Batang" style:language-asian="en" style:country-asian="GB" style:font-weight-asian="normal" style:font-weight-complex="bold"/>
    </style:style>
    <style:style style:name="T59" style:family="text">
      <style:text-properties fo:font-variant="normal" fo:text-transform="none" fo:color="#222222" style:font-name="Cambria" fo:font-size="13pt" fo:letter-spacing="normal" fo:font-style="normal" fo:font-weight="normal" style:font-name-asian="Times1" style:font-size-asian="13pt" style:font-weight-asian="normal" style:font-size-complex="13pt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1bb6f3" style:font-weight-asian="bold" style:font-weight-complex="bold"/>
    </style:style>
    <style:style style:name="T63" style:family="text">
      <style:text-properties fo:font-weight="bold" style:font-name-asian="Times1" style:font-weight-asian="bold" style:font-weight-complex="bold"/>
    </style:style>
    <style:style style:name="T64" style:family="text">
      <style:text-properties fo:font-weight="bold" officeooo:rsid="0018a748" style:font-name-asian="Times1" style:font-weight-asian="bold" style:font-weight-complex="bold"/>
    </style:style>
    <style:style style:name="T65" style:family="text">
      <style:text-properties officeooo:rsid="0018a748"/>
    </style:style>
    <style:style style:name="T66" style:family="text">
      <style:text-properties style:font-name="Cambria" fo:font-weight="bold" style:font-weight-asian="bold" style:font-weight-complex="bold"/>
    </style:style>
    <style:style style:name="T67" style:family="text">
      <style:text-properties style:font-name="Cambria" fo:font-weight="bold" officeooo:rsid="002e33cc" style:font-weight-asian="bold" style:font-weight-complex="bold"/>
    </style:style>
    <style:style style:name="T68" style:family="text">
      <style:text-properties style:font-name="Cambria" fo:font-weight="normal" style:font-weight-asian="normal" style:font-weight-complex="normal"/>
    </style:style>
    <style:style style:name="T69" style:family="text">
      <style:text-properties style:font-name="Cambria" fo:font-weight="normal" officeooo:rsid="001bb6f3" style:font-weight-asian="normal" style:font-weight-complex="normal"/>
    </style:style>
    <style:style style:name="T70" style:family="text">
      <style:text-properties style:font-name="Cambria" fo:font-size="13pt" fo:font-weight="normal" style:font-name-asian="Times1" style:font-size-asian="13pt" style:font-weight-asian="normal" style:font-size-complex="13pt" style:font-weight-complex="bold"/>
    </style:style>
    <style:style style:name="T71" style:family="text">
      <style:text-properties style:font-name="Cambria" fo:font-size="13pt" fo:font-weight="normal" style:font-name-asian="Times1" style:font-size-asian="13pt" style:font-weight-asian="normal" style:font-size-complex="13pt" style:font-weight-complex="normal"/>
    </style:style>
    <style:style style:name="T72" style:family="text">
      <style:text-properties style:font-name="Cambria" fo:font-size="13pt" fo:font-weight="normal" officeooo:rsid="0010a177" style:font-name-asian="Times1" style:font-size-asian="13pt" style:font-weight-asian="normal" style:font-size-complex="13pt" style:font-weight-complex="normal"/>
    </style:style>
    <style:style style:name="T73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normal"/>
    </style:style>
    <style:style style:name="T74" style:family="text">
      <style:text-properties style:font-name="Cambria" fo:font-size="13pt" fo:font-weight="normal" officeooo:rsid="0018a748" style:font-name-asian="Times1" style:font-size-asian="13pt" style:font-weight-asian="normal" style:font-size-complex="13pt" style:font-weight-complex="normal"/>
    </style:style>
    <style:style style:name="T75" style:family="text">
      <style:text-properties style:font-name="Cambria" fo:font-size="13pt" fo:font-weight="normal" style:font-size-asian="13pt" style:font-weight-asian="normal" style:font-size-complex="13pt" style:font-weight-complex="bold"/>
    </style:style>
    <style:style style:name="T76" style:family="text">
      <style:text-properties style:font-name="Cambria" fo:font-size="13pt" fo:font-weight="normal" officeooo:rsid="001248db" style:font-size-asian="13pt" style:font-weight-asian="normal" style:font-size-complex="13pt" style:font-weight-complex="bold"/>
    </style:style>
    <style:style style:name="T77" style:family="text">
      <style:text-properties style:font-name="Cambria" fo:font-size="13pt" fo:font-weight="normal" officeooo:rsid="002e33cc" style:font-size-asian="13pt" style:font-weight-asian="normal" style:font-size-complex="13pt" style:font-weight-complex="bold"/>
    </style:style>
    <style:style style:name="T78" style:family="text">
      <style:text-properties style:font-name="Cambria" fo:font-size="13pt" fo:font-weight="normal" officeooo:rsid="002e4997" style:font-size-asian="13pt" style:font-weight-asian="normal" style:font-size-complex="13pt" style:font-weight-complex="bold"/>
    </style:style>
    <style:style style:name="T79" style:family="text">
      <style:text-properties style:font-name="Cambria" fo:font-size="13pt" fo:font-style="normal" fo:font-weight="normal" style:font-size-asian="13pt" style:font-style-asian="normal" style:font-weight-asian="normal" style:font-size-complex="13pt" style:font-style-complex="normal" style:font-weight-complex="bold"/>
    </style:style>
    <style:style style:name="T80" style:family="text">
      <style:text-properties officeooo:rsid="001bb6f3"/>
    </style:style>
    <style:style style:name="T81" style:family="text">
      <style:text-properties style:font-weight-complex="bold"/>
    </style:style>
    <style:style style:name="T82" style:family="text">
      <style:text-properties style:font-name="Calibri Light" fo:font-weight="normal" officeooo:rsid="000fd484" style:font-name-asian="Batang" style:font-weight-asian="normal" style:font-weight-complex="bold"/>
    </style:style>
    <style:style style:name="T83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bold"/>
    </style:style>
    <style:style style:name="T84" style:family="text">
      <style:text-properties fo:font-size="13pt" style:font-size-asian="13pt" style:font-size-complex="13pt" style:font-weight-complex="bold"/>
    </style:style>
    <style:style style:name="T85" style:family="text">
      <style:text-properties fo:font-size="14pt" fo:font-weight="bold" style:font-name-asian="Times1" style:font-size-asian="14pt" style:font-weight-asian="bold" style:font-size-complex="14pt"/>
    </style:style>
    <style:style style:name="T86" style:family="text">
      <style:text-properties fo:font-size="14pt" fo:font-weight="bold" style:font-name-asian="Times1" style:font-size-asian="14pt" style:font-weight-asian="bold" style:font-size-complex="14pt" style:font-weight-complex="bold"/>
    </style:style>
    <style:style style:name="T87" style:family="text">
      <style:text-properties style:font-name-asian="Times1"/>
    </style:style>
    <style:style style:name="T88" style:family="text">
      <style:text-properties officeooo:rsid="0010a177" style:font-name-asian="Times1"/>
    </style:style>
    <style:style style:name="T89" style:family="text">
      <style:text-properties officeooo:rsid="0018a748" style:font-name-asian="Times1"/>
    </style:style>
    <style:style style:name="T90" style:family="text">
      <style:text-properties style:font-name-asian="Times1" style:font-weight-complex="normal"/>
    </style:style>
    <style:style style:name="T91" style:family="text">
      <style:text-properties officeooo:rsid="0010a177" style:font-name-asian="Times1" style:font-weight-complex="normal"/>
    </style:style>
    <style:style style:name="T92" style:family="text">
      <style:text-properties style:font-name-asian="Times1" style:font-weight-complex="bold"/>
    </style:style>
    <style:style style:name="T93" style:family="text">
      <style:text-properties style:font-weight-complex="normal"/>
    </style:style>
    <style:style style:name="T94" style:family="text">
      <style:text-properties officeooo:rsid="0010a177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65">23 Lampton Road</text:span>, Bristol</text:p>
      <text:p text:style-name="P9"><text:span text:style-name="T4">Email: berni</text:span><text:span text:style-name="T6">e.mason@gmail.com</text:span></text:p>
      <text:p text:style-name="P18"><text:span text:style-name="T84">U.K. Phone: 07498203544</text:span></text:p>
      <text:p text:style-name="P12"><text:span text:style-name="T84"/></text:p>
      <text:h text:style-name="P21" text:outline-level="5"><text:span text:style-name="T82">Profile</text:span></text:h>
      <text:p text:style-name="P11"><text:bookmark text:name="docs-internal-guid-e08c563d-abd4-4dfa-7025-b350ce8ef9ab"/><text:span text:style-name="T17">I am a software developer </text:span><text:span text:style-name="T26">who’s passionate about working in .</text:span><text:span text:style-name="T18">NET </text:span><text:span text:style-name="T17">with </text:span><text:span text:style-name="T19">2.5 years experience working</text:span><text:span text:style-name="T17">. I have a strong work ethic,</text:span><text:span text:style-name="T21"> a passion for programming. </text:span><text:span text:style-name="T17">I am self reliant and </text:span><text:span text:style-name="T20">can </text:span><text:span text:style-name="T17">take the initiative </text:span><text:span text:style-name="T20">but </text:span><text:span text:style-name="T22">I</text:span><text:span text:style-name="T17"> </text:span><text:span text:style-name="T22">thrive</text:span><text:span text:style-name="T17"> in a cohesive team environment. </text:span><text:span text:style-name="T21">I have experience in teaching, public speaking and am a strong communicator.</text:span></text:p>
      <text:p text:style-name="P10"><text:span text:style-name="T17">I started programming during my PhD, in 2006. </text:span><text:span text:style-name="T19">Throughout my time as a scientific researcher I </text:span><text:span text:style-name="T17">buil</text:span><text:span text:style-name="T19">t</text:span><text:span text:style-name="T17"> software for data analysis and custom instrument operation. I started full time software development in September of 2016 working at Gnupp Ltd were </text:span><text:span text:style-name="T19">I established a foundation in object oriented </text:span><text:span text:style-name="T17">programming and </text:span><text:span text:style-name="T19">web development</text:span><text:span text:style-name="T17">. </text:span><text:span text:style-name="T19">I built on this at my current role as Software Developer at Epro, where I work as a full stack developer.</text:span></text:p>
      <text:p text:style-name="P12"/>
      <text:h text:style-name="P20" text:outline-level="5">Skills and Expertise</text:h>
      <text:p text:style-name="P3"><text:bookmark text:name="docs-internal-guid-e08c563d-abea-a46a-1f24-d376faaa7a4e"/>Programs and frameworks I am familiar with include, but are not limi<text:span text:style-name="T80">­</text:span>ted to:</text:p>
      <text:p text:style-name="P22"><text:span text:style-name="T66">.Net</text:span><text:span text:style-name="T68"> : </text:span><text:bookmark text:name="docs-internal-guid-e08c563d-abd4-67da-061a-e79e8e3c716b"/><text:span text:style-name="T69">C#, </text:span><text:span text:style-name="T38">Resharper, ASP.NET MVC 5, Entity Framework </text:span><text:span text:style-name="T39">(ORM)</text:span><text:span text:style-name="T38">, </text:span><text:span text:style-name="T39">N</text:span><text:span text:style-name="T40">H</text:span><text:span text:style-name="T39">ibernate (ORM), A</text:span><text:span text:style-name="T38">utomapper, Umbraco, WinForms</text:span><text:span text:style-name="T68"> </text:span></text:p>
      <text:p text:style-name="P24"><text:span text:style-name="T67">Data</text:span><text:span text:style-name="T68"> : </text:span><text:bookmark text:name="docs-internal-guid-e08c563d-abd4-9b80-f08e-a5d1b5ce6c30"/><text:span text:style-name="T38">MySql, MSSQL </text:span></text:p>
      <text:p text:style-name="P25"><text:span text:style-name="T61">Source Control </text:span><text:span text:style-name="T62">and Tools</text:span><text:span text:style-name="T61"> </text:span>: Git, <text:span text:style-name="T80">GitHub, Octopus (CD), TeamCity (CI)</text:span></text:p>
      <text:p text:style-name="P26"><text:span text:style-name="T61">Web front end </text:span>: <text:span text:style-name="T81">HTML, Javascript, TypeScript, React and Redux</text:span></text:p>
      <text:p text:style-name="P23"><text:span text:style-name="T61">Additional :</text:span><text:span text:style-name="T4"> </text:span><text:span text:style-name="T7">Bash</text:span><text:span text:style-name="T81">, </text:span><text:span text:style-name="T4">Python, Matlab, </text:span><text:span text:style-name="T7">LabView</text:span></text:p>
      <text:p text:style-name="P27"/>
      <text:p text:style-name="P13"><text:bookmark text:name="docs-internal-guid-19bc21df-abd7-64c2-8c4a-b75d017eda64"/><text:span text:style-name="T33">Work and Education</text:span></text:p>
      <text:p text:style-name="P30"><text:soft-page-break/><text:span text:style-name="T63">Software Developer at </text:span><text:span text:style-name="T64">Epro</text:span><text:span text:style-name="T63"> </text:span></text:p>
      <text:p text:style-name="P6"><text:span text:style-name="T83">Bristol, UK </text:span><text:span text:style-name="T72">(</text:span><text:span text:style-name="T73">08/201</text:span><text:span text:style-name="T74">7</text:span><text:span text:style-name="T73"> – </text:span><text:span text:style-name="T74">Present</text:span><text:span text:style-name="T72">)</text:span><text:span text:style-name="T83">. </text:span><text:span text:style-name="T59">Epro is a national heathcare software provider, supporting NHS hospitals with critically important applications and systems. </text:span><text:span text:style-name="T55">My time at Epro has hugely expanded my skills and knowledge as a full stack developer. This is largely thanks to </text:span><text:span text:style-name="T56">our process of testing, code review and code guides.</text:span><text:span text:style-name="T55"> </text:span></text:p>
      <text:p text:style-name="P19"><text:span text:style-name="T34">Overview:</text:span><text:span text:style-name="T57"> </text:span><text:span text:style-name="T29">My core responsibility at Epro are:</text:span></text:p>
      <text:list xml:id="list320249483" text:style-name="L3">
        <text:list-item>
          <text:p text:style-name="P15"><text:span text:style-name="T46">D</text:span><text:span text:style-name="T47">evelop parts of the core application. </text:span><text:span text:style-name="T46">E.g. d</text:span><text:span text:style-name="T47">eveloping a transcription service that would take audio from the main and send it off for transcription from 3</text:span><text:span text:style-name="T37">rd</text:span><text:span text:style-name="T47"> party vendors. </text:span></text:p>
        </text:list-item>
        <text:list-item>
          <text:p text:style-name="P15"><text:span text:style-name="T46">D</text:span><text:span text:style-name="T47">evelop auxiliary services and tools. </text:span><text:span text:style-name="T46">E.g </text:span><text:span text:style-name="T48">Writing a webhook service that would would receive events from our source control site (GitHub) and propagate that information to our ticketing website (JIRA).</text:span></text:p>
        </text:list-item>
        <text:list-item>
          <text:p text:style-name="P15"><text:span text:style-name="T49">R</text:span><text:span text:style-name="T47">eview </text:span><text:span text:style-name="T46">and test coworkers code.</text:span><text:span text:style-name="T47"> </text:span></text:p>
        </text:list-item>
      </text:list>
      <text:p text:style-name="P33"><text:span text:style-name="T63">Software Developer at GNUPP Ltd</text:span></text:p>
      <text:p text:style-name="P7"><text:span text:style-name="T9">Oxford, UK</text:span><text:span text:style-name="T12"> <text:s/></text:span><text:span text:style-name="T13">(</text:span><text:span text:style-name="T12">08/2016 – </text:span><text:span text:style-name="T14">08/2017</text:span><text:span text:style-name="T13">)</text:span><text:span text:style-name="T57">. </text:span><text:span text:style-name="T27">A</text:span><text:span text:style-name="T17">t </text:span><text:span text:style-name="T18">GNUPP Ltd</text:span><text:span text:style-name="T17"> I gained a good working knowledge of the .NET framework and the tools used to develop websites, APIs, databases and Windows applications. </text:span></text:p>
      <text:p text:style-name="P19"><text:span text:style-name="T35">Projects:</text:span><text:span text:style-name="T23"> </text:span><text:span text:style-name="T18">I</text:span><text:span text:style-name="T17"> built a blo</text:span><text:span text:style-name="T18">g</text:span><text:span text:style-name="T17"> in MVC 5, a basic HTTP web server and </text:span><text:span text:style-name="T18">as well as several small applications</text:span><text:span text:style-name="T17">. </text:span></text:p>
      <text:list xml:id="list4050701883" text:style-name="L2">
        <text:list-item>
          <text:p text:style-name="P14"><text:span text:style-name="T51">Wrote</text:span><text:span text:style-name="T52"> </text:span><text:span text:style-name="T50">a Magic the Gathering deck building application using the .NET framework. </text:span></text:p>
        </text:list-item>
        <text:list-item>
          <text:p text:style-name="P14"><text:span text:style-name="T53">D</text:span><text:span text:style-name="T50">esigned the database </text:span><text:span text:style-name="T52">schema</text:span><text:span text:style-name="T50"> (MySQL), </text:span><text:span text:style-name="T52">data migrations</text:span><text:span text:style-name="T50"> and wrote an interfacing data layer. </text:span></text:p>
        </text:list-item>
        <text:list-item>
          <text:p text:style-name="P14"><text:span text:style-name="T50">WinForms application </text:span><text:span text:style-name="T52">that would talk to the data later</text:span><text:span text:style-name="T50">, and </text:span><text:span text:style-name="T52">built part of an API for external interfacing</text:span><text:span text:style-name="T50">.</text:span><text:span text:style-name="T70"> </text:span></text:p>
        </text:list-item>
      </text:list>
      <text:p text:style-name="P28"><text:span text:style-name="T63">Postdoctoral Researcher at National Oceanic and Atmospheric Association </text:span></text:p>
      <text:p text:style-name="P5"><text:soft-page-break/><text:span text:style-name="T75">Chemical Sciences Division, Boulder, Colorado </text:span><text:span text:style-name="T72">(</text:span><text:span text:style-name="T71">08/2014 – 08/2016</text:span><text:span text:style-name="T72">).</text:span><text:span text:style-name="T43"> </text:span><text:span text:style-name="T45">F</text:span><text:span text:style-name="T75">light data </text:span><text:span text:style-name="T78">analysis </text:span><text:span text:style-name="T75">to assess the instrument </text:span><text:span text:style-name="T77">accuracy and precision</text:span><text:span text:style-name="T75"> against other commonly used aerosol absorption measurements. </text:span></text:p>
      <text:p text:style-name="P29"><text:span text:style-name="T63">Ph.D. in Aerosol Optical Properties</text:span></text:p>
      <text:p text:style-name="P8"><text:span text:style-name="T4">University of Bristol, Aerosol Dynamics Group, Professor Jonathan Reid Laboratory </text:span><text:span text:style-name="T86"><text:s/></text:span><text:span text:style-name="T13">(</text:span><text:span text:style-name="T9">01/2011 – 06/2014</text:span><text:span text:style-name="T10">).</text:span><text:span text:style-name="T34"> </text:span><text:span text:style-name="T4">Cavity ring down spectroscopy for determining light-scattering properties of single particles and aerosol ensembles. </text:span><text:span text:style-name="T8">Published thesis available on request.</text:span></text:p>
      <text:p text:style-name="P31"><text:span text:style-name="T3"/></text:p>
      <text:p text:style-name="P34"><text:span text:style-name="T15">Personal and Hobbies</text:span><text:span text:style-name="T4"> </text:span></text:p>
      <text:p text:style-name="P4"><text:bookmark text:name="docs-internal-guid-e08c563d-abd4-cc2a-9ca0-3c0224af011e"/><text:span text:style-name="T58">In my spare time I am an avid cook and foodie. I enjoy running frequently and take part in competitive races. I also have a keen interest in strategic board and card games, in particular, Magic the Gathering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Cambria1" svg:font-family="Cambria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2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" fo:font-family="Times" style:font-family-generic="roman" style:font-pitch="variable" fo:font-size="12pt" fo:language="en" fo:country="US" fo:font-weight="bold" style:font-name-asian="Times1" style:font-family-asian="Times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-1.27cm" fo:text-indent="0cm" style:auto-text-indent="false" style:punctuation-wrap="hanging" style:vertical-align="baseli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tyle="italic" fo:font-weight="normal" style:font-name-asian="Times New Roman1" style:font-family-asian="'Times New Roman'" style:font-family-generic-asian="system" style:font-pitch-asian="variable" style:font-style-asian="italic" style:font-weight-asian="normal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justify" style:justify-single-word="false" fo:keep-with-next="always" style:punctuation-wrap="hanging" style:vertical-align="baseline">
        <style:tab-stops>
          <style:tab-stop style:position="3.651cm"/>
          <style:tab-stop style:position="16.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 style:punctuation-wrap="hanging" style:vertical-align="baseline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635cm" fo:margin-bottom="0cm" loext:contextual-spacing="false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01cm" fo:margin-right="0cm" fo:text-indent="-0.616cm" style:auto-text-indent="false" fo:keep-with-next="always"/>
      <style:text-properties style:font-name="Times New Roman" fo:font-family="'Times New Roman'" style:font-family-generic="roman" style:font-pitch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-0.071cm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cm" fo:text-indent="-1.501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caption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501cm" fo:margin-right="0cm" fo:text-align="center" style:justify-single-word="false" fo:text-indent="-1.50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Block_20_Text" style:display-name="Block Text" style:family="paragraph" style:parent-style-name="Standard" style:default-outline-level="">
      <style:paragraph-properties fo:margin-left="0.501cm" fo:margin-right="0.487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2" style:display-name="Body Text 2" style:family="paragraph" style:parent-style-name="Standard" style:default-outline-level="">
      <style:text-properties fo:font-weight="normal" style:font-weight-asian="normal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indent="-3.752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a" style:font-name="TimesNewRoman" fo:font-family="TimesNewRoman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ublication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name-complex="Arial2" style:font-family-complex="Arial" style:font-family-generic-complex="system" style:font-pitch-complex="variable" style:font-style-complex="italic" style:font-weight-complex="bold"/>
    </style:style>
    <style:style style:name="CV_20_Presentation" style:display-name="CV Presentation" style:family="paragraph" style:parent-style-name="Block_20_Text" style:default-outline-level="">
      <style:paragraph-properties fo:margin-left="0.751cm" fo:margin-right="-0.104cm" fo:text-indent="-0.75cm" style:auto-text-indent="false"/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name-asian="Courier New1" style:font-family-asian="'Courier New'" style:font-family-generic-asian="system" style:font-pitch-asian="variable" style:font-size-asian="10pt" style:font-weight-asian="normal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GB" fo:font-weight="normal" style:font-name-asian="Times New Roman1" style:font-family-asian="'Times New Roman'" style:font-family-generic-asian="system" style:font-pitch-asian="variable" style:language-asian="en" style:country-asian="GB" style:font-weight-asian="normal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sauthors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abstitle1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extbold1" style:family="text" style:parent-style-name="Default_20_Paragraph_20_Font">
      <style:text-properties style:font-name="Verdana" fo:font-family="Verdana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>
      <style:text-properties fo:font-size="12pt" fo:language="en" fo:country="US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381cm" fo:margin-left="2.2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7a17c"/>
    </style:style>
    <style:style style:name="M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493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Line 4" draw:style-name="Mgr1" draw:text-style-name="MP2" svg:x1="0.46cm" svg:y1="1.119cm" svg:x2="10.941cm" svg:y2="1.122cm"><text:p/></draw:line><text:span text:style-name="MT1">Dr </text:span>Bernard <text:span text:style-name="MT1">James </text:span>Mason</text:p>
      </style:header>
      <style:footer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0:09:00</meta:creation-date>
    <meta:initial-creator>George Agnes</meta:initial-creator>
    <dc:language>en-GB</dc:language>
    <meta:print-date>2013-05-01T10:20:00</meta:print-date>
    <dc:date>2018-12-21T22:10:42.348000000</dc:date>
    <meta:editing-cycles>44</meta:editing-cycles>
    <dc:title>20)</dc:title>
    <meta:editing-duration>PT3H59M12S</meta:editing-duration>
    <meta:generator>LibreOffice/5.3.2.2$Windows_x86 LibreOffice_project/6cd4f1ef626f15116896b1d8e1398b56da0d0ee1</meta:generator>
    <meta:document-statistic meta:table-count="0" meta:image-count="0" meta:object-count="0" meta:page-count="3" meta:paragraph-count="33" meta:word-count="542" meta:character-count="3474" meta:non-whitespace-character-count="2950"/>
    <meta:user-defined meta:name="AppVersion">16.0000</meta:user-defined>
    <meta:user-defined meta:name="Company">Simon Fras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the-journal-of-physical-chemistry-a</meta:user-defined>
    <meta:user-defined meta:name="Mendeley Document_1" meta:value-type="string">True</meta:user-defined>
    <meta:user-defined meta:name="Mendeley Recent Style Id 0_1" meta:value-type="string">http://www.zotero.org/styles/american-political-science-association</meta:user-defined>
    <meta:user-defined meta:name="Mendeley Recent Style Id 1_1" meta:value-type="string">http://www.zotero.org/styles/apa</meta:user-defined>
    <meta:user-defined meta:name="Mendeley Recent Style Id 2_1" meta:value-type="string">http://www.zotero.org/styles/american-sociological-association</meta:user-defined>
    <meta:user-defined meta:name="Mendeley Recent Style Id 3_1" meta:value-type="string">http://www.zotero.org/styles/chicago-author-date</meta:user-defined>
    <meta:user-defined meta:name="Mendeley Recent Style Id 4_1" meta:value-type="string">http://www.zotero.org/styles/harvard1</meta:user-defined>
    <meta:user-defined meta:name="Mendeley Recent Style Id 5_1" meta:value-type="string">http://www.zotero.org/styles/ieee</meta:user-defined>
    <meta:user-defined meta:name="Mendeley Recent Style Id 6_1" meta:value-type="string">http://www.zotero.org/styles/modern-humanities-research-association</meta:user-defined>
    <meta:user-defined meta:name="Mendeley Recent Style Id 7_1" meta:value-type="string">http://www.zotero.org/styles/modern-language-association</meta:user-defined>
    <meta:user-defined meta:name="Mendeley Recent Style Id 8_1" meta:value-type="string">http://www.zotero.org/styles/nature</meta:user-defined>
    <meta:user-defined meta:name="Mendeley Recent Style Id 9_1" meta:value-type="string">http://www.zotero.org/styles/the-journal-of-physical-chemistry-a</meta:user-defined>
    <meta:user-defined meta:name="Mendeley Recent Style Name 0_1" meta:value-type="string">American Political Science Association</meta:user-defined>
    <meta:user-defined meta:name="Mendeley Recent Style Name 1_1" meta:value-type="string">American Psychological Association 6th edition</meta:user-defined>
    <meta:user-defined meta:name="Mendeley Recent Style Name 2_1" meta:value-type="string">American Sociological Association</meta:user-defined>
    <meta:user-defined meta:name="Mendeley Recent Style Name 3_1" meta:value-type="string">Chicago Manual of Style 16th edition (author-date)</meta:user-defined>
    <meta:user-defined meta:name="Mendeley Recent Style Name 4_1" meta:value-type="string">Harvard Reference format 1 (author-date)</meta:user-defined>
    <meta:user-defined meta:name="Mendeley Recent Style Name 5_1" meta:value-type="string">IEEE</meta:user-defined>
    <meta:user-defined meta:name="Mendeley Recent Style Name 6_1" meta:value-type="string">Modern Humanities Research Association 3rd edition (note with bibliography)</meta:user-defined>
    <meta:user-defined meta:name="Mendeley Recent Style Name 7_1" meta:value-type="string">Modern Language Association 7th edition</meta:user-defined>
    <meta:user-defined meta:name="Mendeley Recent Style Name 8_1" meta:value-type="string">Nature</meta:user-defined>
    <meta:user-defined meta:name="Mendeley Recent Style Name 9_1" meta:value-type="string">The Journal of Physical Chemistry A</meta:user-defined>
    <meta:user-defined meta:name="Mendeley User Name_1" meta:value-type="string">bernie.mason@google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